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30000030A6B876E44C0BDD1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5.254cm" draw:z-index="0"><draw:image xlink:href="Pictures/10000000000003630000030A6B876E44C0BDD1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0:46:03.720583706</meta:creation-date>
    <dc:date>2021-10-26T20:48:37.107305726</dc:date>
    <meta:editing-duration>PT2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